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.764cm" svg:height="14.4cm" svg:x="18.836cm" svg:y="3.6cm">
            <text:p text:style-name="P1">Data ti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764cm" svg:height="14.4cm" svg:x="3.4cm" svg:y="3.6cm">
            <text:p text:style-name="P1">Presentation ti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7.764cm" svg:height="14.4cm" svg:x="11.164cm" svg:y="3.6cm">
            <text:p text:style-name="P1">Logic hier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3.1cm" svg:height="2.7cm" svg:x="6.8cm" svg:y="11.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6.3cm" svg:y="11.1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5.7cm" svg:y="10.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7cm" svg:x="13.7cm" svg:y="4.9cm">
          <text:p text:style-name="P1">Agent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7cm" svg:x="13.7cm" svg:y="8cm">
          <text:p text:style-name="P1">Agent 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7cm" svg:x="13.7cm" svg:y="14.2cm">
          <text:p text:style-name="P1">Agent 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7cm" svg:x="13.7cm" svg:y="11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5.1cm" svg:x="20.2cm" svg:y="8.7cm">
          <text:p text:style-name="P1">postgres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09-20T08:34:14.472000000</dc:date>
    <meta:editing-duration>PT8M24S</meta:editing-duration>
    <meta:editing-cycles>6</meta:editing-cycles>
    <meta:generator>LibreOffice/4.1.1.2$Windows_x86 LibreOffice_project/7e4286b58adc75a14f6d83f53a03b6c11fa2903</meta:generator>
    <meta:document-statistic meta:object-count="12"/>
  </office:meta>
</office:document-meta>
</file>